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0.1cm" svg:x2="11.3cm" svg:y2="10.1cm">
          <text:p/>
        </draw:line>
        <draw:line draw:style-name="gr1" draw:text-style-name="P1" draw:layer="layout" svg:x1="6cm" svg:y1="10.1cm" svg:x2="6cm" svg:y2="5.3cm">
          <text:p/>
        </draw:line>
        <draw:custom-shape draw:style-name="gr2" draw:text-style-name="P2" draw:layer="layout" svg:width="0.4cm" svg:height="0.4cm" svg:x="5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5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7cm" svg:height="0.8cm" svg:x="5.3cm" svg:y="10.3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5.3cm" svg:y="7.9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7.67cm" svg:y="7.9cm">
          <draw:text-box>
            <text:p text:style-name="P4"><text:span text:style-name="T1">(0,0)</text:span></text:p>
          </draw:text-box>
        </draw:frame>
        <draw:frame draw:style-name="gr4" draw:text-style-name="P5" draw:layer="layout" svg:width="1.47cm" svg:height="0.8cm" svg:x="7.67cm" svg:y="10.3cm">
          <draw:text-box>
            <text:p text:style-name="P4"><text:span text:style-name="T1">(0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3T07:13:19.764537040</dc:date>
    <meta:editing-duration>PT11M9S</meta:editing-duration>
    <meta:editing-cycles>1</meta:editing-cycles>
    <meta:document-statistic meta:object-count="10"/>
    <meta:generator>LibreOffice/5.0.3.2$Linux_X86_64 LibreOffice_project/00m0$Build-2</meta:generator>
  </office:meta>
</office:document-meta>
</file>